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1.055cm"/>
    </style:style>
    <style:style style:name="ro1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cc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ext-properties fo:color="#999999" fo:font-size="13pt" style:font-size-asian="13pt" style:font-size-complex="13pt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37"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pacity="100%" draw:opacity-name="Transparency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2" table:style-name="ta3" table:print="false">
        <table:table-column table:style-name="co5" table:default-cell-style-name="ce10"/>
        <table:table-column table:style-name="co1" table:number-columns-repeated="1023" table:default-cell-style-name="ce10"/>
        <table:table-row table:style-name="ro4">
          <table:table-cell table:number-columns-repeated="2"/>
          <table:table-cell office:value-type="string">
            <text:p>La liste est doublement chainé et fermé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e pointeur de cette liste est toujours sur le sommet (tete de lecture)</text:p>
          </table:table-cell>
          <table:table-cell table:number-columns-repeated="1021"/>
        </table:table-row>
        <table:table-row table:style-name="ro4">
          <table:table-cell table:number-columns-repeated="2"/>
          <table:table-cell>
            <draw:line table:end-cell-address="Sheet2.C4" table:end-x="0.131cm" table:end-y="0.194cm" draw:z-index="9" draw:style-name="gr1" draw:text-style-name="P1" svg:x1="0.101cm" svg:y1="0.7cm" svg:x2="0.131cm" svg:y2="0.216cm">
              <text:p/>
            </draw:line>
            <draw:line table:end-cell-address="Sheet2.J3" table:end-x="2.164cm" table:end-y="0.413cm" draw:z-index="11" draw:style-name="gr1" draw:text-style-name="P1" svg:x1="0.101cm" svg:y1="0.25cm" svg:x2="17.971cm" svg:y2="0.413cm">
              <text:p/>
            </draw:line>
          </table:table-cell>
          <table:table-cell table:number-columns-repeated="6"/>
          <table:table-cell>
            <draw:line table:end-cell-address="Sheet2.J4" table:end-x="2.195cm" table:end-y="0.396cm" draw:z-index="10" draw:style-name="gr1" draw:text-style-name="P1" svg:x1="2.195cm" svg:y1="0.902cm" svg:x2="2.195cm" svg:y2="0.413cm">
              <text:p/>
            </draw:line>
          </table:table-cell>
          <table:table-cell table:number-columns-repeated="1014"/>
        </table:table-row>
        <table:table-row table:style-name="ro4">
          <table:table-cell/>
          <table:table-cell>
            <draw:rect table:end-cell-address="Sheet2.C6" table:end-x="0.68cm" table:end-y="0.329cm" draw:z-index="0" draw:style-name="gr2" draw:text-style-name="P1" svg:width="1.613cm" svg:height="1.179cm" svg:x="1.325cm" svg:y="0.162cm">
              <text:p/>
            </draw:rect>
          </table:table-cell>
          <table:table-cell/>
          <table:table-cell>
            <draw:rect table:end-cell-address="Sheet2.E7" table:end-x="0.616cm" table:end-y="0.028cm" draw:z-index="1" draw:style-name="gr2" draw:text-style-name="P1" svg:width="1.613cm" svg:height="1.221cm" svg:x="1.261cm" svg:y="0.325cm">
              <text:p/>
            </draw:rect>
          </table:table-cell>
          <table:table-cell/>
          <table:table-cell>
            <draw:rect table:end-cell-address="Sheet2.G6" table:end-x="0.487cm" table:end-y="0.393cm" draw:z-index="2" draw:style-name="gr2" draw:text-style-name="P1" svg:width="1.613cm" svg:height="1.178cm" svg:x="1.132cm" svg:y="0.227cm">
              <text:p/>
            </draw:rect>
          </table:table-cell>
          <table:table-cell/>
          <table:table-cell>
            <draw:rect table:end-cell-address="Sheet2.I6" table:end-x="0.489cm" table:end-y="0.393cm" draw:z-index="3" draw:style-name="gr2" draw:text-style-name="P1" svg:width="1.613cm" svg:height="1.178cm" svg:x="1.134cm" svg:y="0.227cm">
              <text:p/>
            </draw:rect>
          </table:table-cell>
          <table:table-cell/>
          <table:table-cell>
            <draw:rect table:end-cell-address="Sheet2.K6" table:end-x="0.583cm" table:end-y="0.462cm" draw:z-index="4" draw:style-name="gr2" draw:text-style-name="P1" svg:width="1.613cm" svg:height="1.178cm" svg:x="1.229cm" svg:y="0.296cm">
              <text:p/>
            </draw:rect>
          </table:table-cell>
          <table:table-cell table:number-columns-repeated="1014"/>
        </table:table-row>
        <table:table-row table:style-name="ro4">
          <table:table-cell/>
          <table:table-cell office:value-type="float" office:value="5">
            <text:p>5</text:p>
          </table:table-cell>
          <table:table-cell>
            <draw:line table:end-cell-address="Sheet2.D5" table:end-x="1.26cm" table:end-y="0.405cm" draw:z-index="5" draw:style-name="gr1" draw:text-style-name="P1" svg:x1="0.649cm" svg:y1="0.375cm" svg:x2="3.519cm" svg:y2="0.405cm">
              <text:p/>
            </draw:line>
          </table:table-cell>
          <table:table-cell office:value-type="float" office:value="4">
            <text:p>4</text:p>
          </table:table-cell>
          <table:table-cell>
            <draw:line table:end-cell-address="Sheet2.F5" table:end-x="1.035cm" table:end-y="0.275cm" draw:z-index="6" draw:style-name="gr1" draw:text-style-name="P1" svg:x1="0.615cm" svg:y1="0.275cm" svg:x2="3.293cm" svg:y2="0.243cm">
              <text:p/>
            </draw:line>
          </table:table-cell>
          <table:table-cell office:value-type="float" office:value="1">
            <text:p>1</text:p>
          </table:table-cell>
          <table:table-cell>
            <draw:line table:end-cell-address="Sheet2.H5" table:end-x="1.132cm" table:end-y="0.174cm" draw:z-index="7" draw:style-name="gr1" draw:text-style-name="P1" svg:x1="0.453cm" svg:y1="0.174cm" svg:x2="3.39cm" svg:y2="0.143cm">
              <text:p/>
            </draw:line>
          </table:table-cell>
          <table:table-cell office:value-type="float" office:value="2">
            <text:p>2</text:p>
          </table:table-cell>
          <table:table-cell>
            <draw:line table:end-cell-address="Sheet2.J5" table:end-x="1.229cm" table:end-y="0.405cm" draw:z-index="8" draw:style-name="gr1" draw:text-style-name="P1" svg:x1="0.325cm" svg:y1="0.243cm" svg:x2="3.487cm" svg:y2="0.405cm">
              <text:p/>
            </draw:line>
          </table:table-cell>
          <table:table-cell office:value-type="float" office:value="3">
            <text:p>3</text:p>
          </table:table-cell>
          <table:table-cell office:value-type="string">
            <text:p><text:s text:c="7"/>← tete de lecture</text:p>
          </table:table-cell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L'algorythme claptrap 2 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- Inscrire sur chaque élément son poid !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- Poid 2 = l'élément de gauche est plus grand, l'élément de droite est plus peti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- Poid 1 = l'élément de gauche ou de droite ne correspond pas au critére descendant de tri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- Poid 0 = l'élément gauche est plus petit, l'élément droite est plus gran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- Chercher l'élément à 0 le plus proche, ou à 1 et le replac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Recalculer les poid et recommenc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Si tout les poid sont à 2 la liste est trié et prête pour un rotate final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- Pour replacer un nombre on pratique un swap ou un push b - push a en fonction de la distance à parcouri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- On replace un poid pret de l'élément 2 le plus proche, ou 1 ou 0 <text:span text:style-name="T1">(</text:span>dans cet ordre<text:span text:style-name="T1">)</text:span>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oid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ele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L'algorythme quicksort 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- Chaque élement possède une indication trié ou n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lit depuis le premier élément non trié jusqu'au dernier ou un tour de complet de bouc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enregistre ainsi le point de départ et de fin de liste, on trouve l'élément représentant le milieux de cette lis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démarre le trie en sortant les élément plus petit jusqu'a le rencontrer, puis on réinsére ces élément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Enfin on retourne en arrière pour insérer les élément plus grand à gauche du piv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recommence l'opération de découverte de list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- Si une liste n'a que 3 élément il faut appliquer des swap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Chaque algorythme copie la stack A pour éxécuter la résolution en enregistrant l'historique des mouvement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 la fin le plus petit score est affiché comme algorythme choisis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1" office:value-type="string">
            <text:p>6 – 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1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8"/>
          <table:table-cell office:value-type="string">
            <text:p>sb, rb, sb, rrb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rb,rb,rrb,rrb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Si un des deux cas de figure se présente, la détection de tout autre cas similaire tant que ce n'est pas fini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as de figure 1 :</text:p>
          </table:table-cell>
          <table:table-cell table:number-columns-repeated="4"/>
          <table:table-cell office:value-type="string">
            <text:p>cas de figure 2 :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1 seul élement :</text:p>
          </table:table-cell>
          <table:table-cell table:number-columns-repeated="4"/>
          <table:table-cell office:value-type="string">
            <text:p>2 élement :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- si n = x+1 -&gt;</text:p>
          </table:table-cell>
          <table:table-cell table:number-columns-repeated="4"/>
          <table:table-cell office:value-type="string">
            <text:p>si n+1 en premier :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attraper n et faire un sb apres x</text:p>
          </table:table-cell>
          <table:table-cell table:number-columns-repeated="4"/>
          <table:table-cell office:value-type="string">
            <text:p>attraper n+1 puis n+2 et faire rb,rb avant x puis rrb rrb apres 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- si n = x+2 -&gt;</text:p>
          </table:table-cell>
          <table:table-cell table:number-columns-repeated="4"/>
          <table:table-cell office:value-type="string">
            <text:p>si n+2 en premier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attraper n et faire un rb puis un rrb apres x</text:p>
          </table:table-cell>
          <table:table-cell table:number-columns-repeated="4"/>
          <table:table-cell office:value-type="string">
            <text:p>pareille que le cas précédant avec un sb en plus avant x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le poid de distance à tous les éléments</text:p>
          </table:table-cell>
          <table:table-cell table:number-columns-repeated="6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La distance est :</text:p>
          </table:table-cell>
          <table:table-cell/>
          <table:table-cell office:value-type="string">
            <text:p>le nombre de mouvement pour replacer cet élé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une action au éléments qui en ont beso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action :</text:p>
          </table:table-cell>
          <table:table-cell office:value-type="string">
            <text:p>swap, pushb, pusha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nb :</text:p>
          </table:table-cell>
          <table:table-cell office:value-type="string">
            <text:p>swap prioritaire sur pus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alcule les action après un push (a cause des swap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vant un déplacement, regardé ou est le pusha le plus proche pour préparer la liste pushb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1</text:p>
          </table:table-cell>
          <table:table-cell/>
          <table:table-cell office:value-type="string">
            <text:p>POID DE GROUPE, CAPITAL POUR LALGO 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methode va permetre de construire la plus grande liste possible en incluant des trou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a l'intérieur, comme dans cet exemple, les element bleu représente la plus grande liste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0">
            <text:p>10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Voici la procédure pour construire cette liste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 Mettre le poid de groupe a 0 pour chaque éléments avant t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- Etape 1:</text:p>
          </table:table-cell>
          <table:table-cell office:value-type="string">
            <text:p>Début de boucle →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>
            <text:p>- Etape 2: </text:p>
          </table:table-cell>
          <table:table-cell office:value-type="string">
            <text:p>Attribué un poid de 1 à toute liste cohérante ayant pour valeur de début un élément plus petit que 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remier passage, x = la valeur la plsu grande de la liste + 1 (toutes liste donc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assage suivant, x = la valeur minimal de la liste ayant e poid de groupe 2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- Break si aucune valeur de 1 n'a était attribué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- Etape 3: </text:p>
          </table:table-cell>
          <table:table-cell office:value-type="string">
            <text:p>Identifier la plus grande liste de 1 et la passer à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4:</text:p>
          </table:table-cell>
          <table:table-cell office:value-type="string">
            <text:p>Passer à 0 tous les poid à 1 rest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5:</text:p>
          </table:table-cell>
          <table:table-cell office:value-type="string">
            <text:p>Changer la valeur de x pour la valeur minimal de la liste au poid de groupe 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2</text:p>
          </table:table-cell>
          <table:table-cell/>
          <table:table-cell office:value-type="string">
            <text:p>ATTRIBUTION DES ACTION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étape attribue l'action à effectué lorsque l'on tombe sur cet élément, les actions sont :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swap, pushb, pusha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riorité des actions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e push en premier, car cela peux éviter un swap comme dans cet exemple :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office:value-type="string">
            <text:p>pb</text:p>
          </table:table-cell>
          <table:table-cell table:style-name="ce3"/>
          <table:table-cell table:style-name="ce3" office:value-type="string">
            <text:p>sa, pb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80">
            <text:p>80</text:p>
          </table:table-cell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office:value-type="string">
            <text:p>En jaune, le 25 nécéssite un swap pour prendre la place du 100, une action de swap est donc placé sur l'élément 1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L'élément 100 à besoin d'un pushb pour rejoindre sa place qui est plus loin que le champ d'un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Il possède donc les deux action. Le push sera prioritaire car il évitera le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ttribution du pusha après un pushb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orsque l'on fais un pushb pour trié un élément, il faut calculer son emplacement futur et indiquer pusha sur l'élé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table:number-columns-repeated="2"/>
          <table:table-cell table:style-name="ce3" office:value-type="string">
            <text:p>sa, pb</text:p>
          </table:table-cell>
          <table:table-cell table:style-name="ce3" office:value-type="string">
            <text:p>Pa(80)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- Après avoir sorti le 80, on indique sur le 5 qu'il faudra un pusha de l'élément 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MPORTANT MOUVEMENT :</text:p>
          </table:table-cell>
          <table:table-cell table:number-columns-repeated="2"/>
          <table:table-cell office:value-type="string">
            <text:p>Avant de se déplacer, regarder ou est le pa(x) le plus pro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office:value-type="string">
            <text:p>Si la tête de lecture de b n'est pas ce x, alors faire une rotation sur b en même temps que les déplacement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/>
          <table:table-cell office:value-type="string">
            <text:p>ps_cp_evalParty → attribue à chaque élément constituant la liste la plus grande, la valeur de 3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(ps) 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tr :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opacity draw:name="Transparency_20_1" draw:display-name="Transparency 1" draw:style="radial" draw:cx="50%" draw:cy="50%" draw:start="100%" draw:end="0%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/04/2016</text:date>, <text:time>03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6-04-16T04:25:41</meta:creation-date>
    <meta:generator>OpenOffice/4.1.2$Unix OpenOffice.org_project/412m3$Build-9782</meta:generator>
    <dc:date>2016-04-25T03:07:49</dc:date>
    <dc:creator>Michael LINHARDT</dc:creator>
    <meta:editing-duration>P1DT4H24M12S</meta:editing-duration>
    <meta:editing-cycles>16</meta:editing-cycles>
    <meta:document-statistic meta:table-count="2" meta:cell-count="167" meta:object-count="12"/>
  </office:meta>
</office:document-meta>
</file>